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38e" officeooo:paragraph-rsid="001ed38e"/>
    </style:style>
    <style:style style:name="P2" style:family="paragraph" style:parent-style-name="Standard">
      <style:text-properties officeooo:rsid="001ed38e" officeooo:paragraph-rsid="001f051d"/>
    </style:style>
    <style:style style:name="P3" style:family="paragraph" style:parent-style-name="Standard">
      <style:text-properties officeooo:rsid="001f051d" officeooo:paragraph-rsid="001f051d"/>
    </style:style>
    <style:style style:name="T1" style:family="text">
      <style:text-properties officeooo:rsid="001f0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输入</text:p>
      <text:p text:style-name="Standard">输出</text:p>
      <text:p text:style-name="Standard">执行逻辑</text:p>
      <text:p text:style-name="Standard">贪吃蛇类</text:p>
      <text:p text:style-name="Standard">功能：左转 右转 吃食物 长大 死亡</text:p>
      <text:p text:style-name="Standard">实物类</text:p>
      <text:p text:style-name="Standard">功能：出现 消失</text:p>
      <text:p text:style-name="Standard">墙类</text:p>
      <text:p text:style-name="Standard">长 宽 </text:p>
      <text:p text:style-name="Standard"/>
      <text:p text:style-name="Standard">第一：建墙</text:p>
      <text:p text:style-name="Standard">怎么建墙</text:p>
      <text:p text:style-name="P1">1、输入长宽（整数型）</text:p>
      <text:p text:style-name="P1">2、在终端中打印出来以*作为墙</text:p>
      <text:p text:style-name="P2">存在问题<text:span text:style-name="T1">： </text:span></text:p>
      <text:p text:style-name="P2"><text:span text:style-name="T1">1、</text:span>怎么清空终端中的其他信息<text:span text:style-name="T1">；</text:span></text:p>
      <text:p text:style-name="P3">2、怎么隐藏光标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53:51.364202386</meta:creation-date>
    <meta:generator>LibreOffice/5.1.6.2$Linux_X86_64 LibreOffice_project/10m0$Build-2</meta:generator>
    <dc:date>2020-03-03T23:43:52.952570802</dc:date>
    <meta:editing-duration>PT35M28S</meta:editing-duration>
    <meta:editing-cycles>4</meta:editing-cycles>
    <meta:document-statistic meta:table-count="0" meta:image-count="0" meta:object-count="0" meta:page-count="1" meta:paragraph-count="16" meta:word-count="104" meta:character-count="112" meta:non-whitespace-character-count="104"/>
  </office:meta>
</office:document-meta>
</file>